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Raavi" svg:font-family="Raav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style>
    <style:style style:name="P3" style:parent-style-name="Standard" style:family="paragraph">
      <style:text-properties style:font-name="Times New Roman"/>
    </style:style>
    <style:style style:name="P4" style:parent-style-name="Standard" style:family="paragraph">
      <style:text-properties style:font-name="Times New Roman"/>
    </style:style>
    <style:style style:name="P5" style:parent-style-name="Standard" style:family="paragraph">
      <style:paragraph-properties fo:text-align="center"/>
      <style:text-properties style:font-name="Times New Roman" fo:font-weight="bold" style:font-weight-asian="bold" style:font-weight-complex="bold"/>
    </style:style>
    <style:style style:name="P6" style:parent-style-name="Standard" style:family="paragraph">
      <style:paragraph-properties fo:text-align="center"/>
      <style:text-properties style:font-name="Times New Roman"/>
    </style:style>
    <style:style style:name="T7" style:parent-style-name="DefaultParagraphFont" style:family="text">
      <style:text-properties style:font-name="Times New Roman" fo:font-weight="bold" style:font-weight-asian="bold" style:font-weight-complex="bold"/>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Times New Roman"/>
    </style:style>
    <style:style style:name="P11" style:parent-style-name="Standard" style:family="paragraph">
      <style:text-properties style:font-name="Times New Roman"/>
    </style:style>
    <style:style style:name="P12" style:parent-style-name="Standard" style:family="paragraph">
      <style:text-properties style:font-name="Times New Roman"/>
    </style:style>
    <style:style style:name="P13" style:parent-style-name="Standard" style:family="paragraph">
      <style:text-properties style:font-name="Times New Roman"/>
    </style:style>
    <style:style style:name="P14" style:parent-style-name="Standard" style:family="paragraph">
      <style:text-properties style:font-name="Times New Roman"/>
    </style:style>
    <style:style style:name="P15" style:parent-style-name="Standard" style:family="paragraph">
      <style:text-properties style:font-name="Times New Roman"/>
    </style:style>
    <style:style style:name="P16" style:parent-style-name="Standard" style:family="paragraph">
      <style:text-properties style:font-name="Times New Roman"/>
    </style:style>
    <style:style style:name="P17" style:parent-style-name="Standard" style:family="paragraph">
      <style:text-properties style:font-name="Times New Roman"/>
    </style:style>
    <style:style style:name="P18" style:parent-style-name="Standard" style:family="paragraph">
      <style:text-properties style:font-name="Times New Roman" fo:font-weight="bold" style:font-weight-asian="bold" style:font-weight-complex="bold"/>
    </style:style>
    <style:style style:name="T19" style:parent-style-name="DefaultParagraphFont" style:family="text">
      <style:text-properties style:font-name="Times New Roman" fo:font-weight="bold" style:font-weight-asian="bold" style:font-weight-complex="bold"/>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fo:font-weight="bold" style:font-weight-asian="bold" style:font-weight-complex="bold"/>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fo:font-weight="bold" style:font-weight-asian="bold" style:font-weight-complex="bold"/>
    </style:style>
    <style:style style:name="T24" style:parent-style-name="DefaultParagraphFont" style:family="text">
      <style:text-properties style:font-name="Times New Roman"/>
    </style:style>
    <style:style style:name="P25" style:parent-style-name="Standard" style:family="paragraph">
      <style:text-properties style:font-name="Times New Roman"/>
    </style:style>
    <style:style style:name="T26" style:parent-style-name="DefaultParagraphFont" style:family="text">
      <style:text-properties style:font-name="Times New Roman" fo:font-weight="bold" style:font-weight-asian="bold" style:font-weight-complex="bold"/>
    </style:style>
    <style:style style:name="P27" style:parent-style-name="Standard" style:family="paragraph">
      <style:text-properties style:font-name="Times New Roman"/>
    </style:style>
    <style:style style:name="T28" style:parent-style-name="DefaultParagraphFont" style:family="text">
      <style:text-properties style:font-name="Times New Roman"/>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Standard" style:family="paragraph">
      <style:text-properties style:font-name="Times New Roman"/>
    </style:style>
    <style:style style:name="P49" style:parent-style-name="Standard" style:family="paragraph">
      <style:text-properties style:font-name="Times New Roman"/>
    </style:style>
    <style:style style:name="P50" style:parent-style-name="Standard" style:family="paragraph">
      <style:text-properties style:font-name="Times New Roman"/>
    </style:style>
    <style:style style:name="P51" style:parent-style-name="Standard" style:family="paragraph">
      <style:text-properties style:font-name="Times New Roman"/>
    </style:style>
  </office:automatic-styles>
  <office:body>
    <office:text text:use-soft-page-breaks="true">
      <text:p text:style-name="P1"><text:span text:style-name="T2">Names: Robin Singh, Jose Alex Colon</text:span></text:p>
      <text:p text:style-name="P3">Date: 12/15/2023</text:p>
      <text:p text:style-name="P4">CPE 301</text:p>
      <text:p text:style-name="P5">Final Project Overview</text:p>
      <text:p text:style-name="P6"/>
      <text:p text:style-name="Standard"><text:span text:style-name="T7">Experimental Design:</text:span></text:p>
      <text:p text:style-name="P8"/>
      <text:p text:style-name="P9"><text:tab/>This project entailed the conceptual construction of a swamp cooler. A circuit was built that was comprised of a temperature and humidity sensor, a water level sensor, a real time clock and LCD (used for reporting a change of states), stepper motor and DC motor for operating vent position and a fan for cooling,<text:s/>four<text:s/>LEDs are<text:s/>used for signaling the current state as well as several buttons for “start”, “stop” and “reset”.</text:p>
      <text:p text:style-name="P10"/>
      <text:p text:style-name="P11"><text:tab/>In the Disabled state a yellow LED is on until the “start” button is pressed. When the “start” button is pressed the system goes into the Idle state where the green LED goes on.</text:p>
      <text:p text:style-name="P12"><text:tab/></text:p>
      <text:p text:style-name="P13"><text:tab/>In the Idle state the temperature and water level are frequently checked. If the water level is too low an error message is displayed on the LCD. If the temperature is below 15 C, the system remains in the Idle<text:s/>state<text:s/>. If the temperature is above 16 C, the system goes into the Running state.</text:p>
      <text:p text:style-name="P14"/>
      <text:p text:style-name="P15"><text:tab/>In the Running state a blue LED is displayed. In the Running state the temperature and water level are frequently checked. If the water level is too low an error message is displayed on the LCD. If the temperature falls below 15 C, the system goes back tho the Idle state. Pushing the “stop” button puts the system back into the Disabled state.</text:p>
      <text:p text:style-name="P16"/>
      <text:p text:style-name="P17"><text:tab/>In the Error state(Red Led), pushing the “stop” button put the system back into the Disabled state. Pushing the “reset” button puts the system into the Idle state.</text:p>
      <text:p text:style-name="P18"/>
      <text:p text:style-name="Standard"><text:span text:style-name="T19">Operating Temperatures:<text:s/></text:span><text:span text:style-name="T20">System is on &gt;= 16 Celcius, below 15 Celsius, system is off.</text:span></text:p>
      <text:p text:style-name="Standard"><text:span text:style-name="T21">Water level low</text:span><text:span text:style-name="T22"><text:s/>(Error message): System is off</text:span></text:p>
      <text:p text:style-name="Standard"><text:span text:style-name="T23">Power Requirements:<text:s/></text:span><text:span text:style-name="T24">5 V</text:span></text:p>
      <text:p text:style-name="P25"/>
      <text:p text:style-name="Standard"><text:span text:style-name="T26">References:</text:span></text:p>
      <text:p text:style-name="P27"/>
      <text:p text:style-name="Standard"><text:span text:style-name="T28">LCD<text:s/></text:span><text:a xlink:href="https://datasheetspdf.com/datasheet/LCM1602A.html" office:target-frame-name="_top" xlink:show="replace"><text:span text:style-name="T29">https://datasheetspdf.com/datasheet/LCM1602A.html</text:span></text:a></text:p>
      <text:p text:style-name="Standard"><text:span text:style-name="T30">DHT11<text:s/></text:span><text:a xlink:href="https://components101.com/sensors/dht11-temperature-sensor" office:target-frame-name="_top" xlink:show="replace"><text:span text:style-name="T31">https://components101.com/sensors/dht11-temperature-sensor</text:span></text:a></text:p>
      <text:p text:style-name="Standard"><text:span text:style-name="T32">Real Time Clock<text:s/></text:span><text:a xlink:href="https://www.analog.com/media/en/technical-documentation/data-sheets/ds3231.pdf" office:target-frame-name="_top" xlink:show="replace"><text:span text:style-name="T33">https://www.analog.com/media/en/technical-documentation/data-sheets/ds3231.pdf</text:span></text:a></text:p>
      <text:p text:style-name="Standard"><text:span text:style-name="T34">Water Level Sensor<text:s/></text:span><text:a xlink:href="http://shop.alsrobot.com/wiki/index.php/(SKU:RB-02S048)Water_Sensor" office:target-frame-name="_top" xlink:show="replace"><text:span text:style-name="T35">http://shop.alsrobot.com/wiki/index.php/(SKU:RB-02S048)Water_Sensor</text:span></text:a></text:p>
      <text:p text:style-name="Standard"><text:span text:style-name="T36">Stepper Motor Driver<text:s/></text:span><text:a xlink:href="https://www.electronicoscaldas.com/datasheet/ULN2003A-PCB.pdf" office:target-frame-name="_top" xlink:show="replace"><text:span text:style-name="T37">https://www.electronicoscaldas.com/datasheet/ULN2003A-PCB.pdf</text:span></text:a></text:p>
      <text:p text:style-name="Standard"><text:span text:style-name="T38">DC Motor Driver<text:s/></text:span><text:a xlink:href="https://www.ti.com/document-viewer/l293d/datasheet" office:target-frame-name="_top" xlink:show="replace"><text:span text:style-name="T39">https://www.ti.com/document-viewer/l293d/datasheet</text:span></text:a></text:p>
      <text:p text:style-name="Standard"><text:span text:style-name="T40">Stepper Motor<text:s/></text:span><text:a xlink:href="https://www.mouser.com/datasheet/2/758/stepd-01-data-sheet-1143075.pdf" office:target-frame-name="_top" xlink:show="replace"><text:span text:style-name="T41">https://www.mouser.com/datasheet/2/758/stepd-01-data-sheet-1143075.pdf</text:span></text:a></text:p>
      <text:p text:style-name="Standard"><text:span text:style-name="T42">DC Motor<text:s/></text:span><text:a xlink:href="https://www.adafruit.com/product/711" office:target-frame-name="_top" xlink:show="replace"><text:span text:style-name="T43">https://www.adafruit.com/product/711</text:span></text:a></text:p>
      <text:p text:style-name="Standard"><text:span text:style-name="T44">Button<text:s/></text:span><text:a xlink:href="https://einstronic.com/product/tactile-push-button-6x6xh5-red/" office:target-frame-name="_top" xlink:show="replace"><text:span text:style-name="T45">https://einstronic.com/product/tactile-push-button-6x6xh5-red/</text:span></text:a></text:p>
      <text:p text:style-name="Standard"><text:span text:style-name="T46">RGB LED<text:s/></text:span><text:a xlink:href="https://www.kingbright.com/attachments/file/psearch/000/00/20160808bak/L-154A4SURKQBDZGC(Ver.12A).pdf" office:target-frame-name="_top" xlink:show="replace"><text:span text:style-name="T47">https://www.kingbright.com/attachments/file/psearch/000/00/20160808bak/L-154A4SURKQBDZGC(Ver.12A).pdf</text:span></text:a></text:p>
      <text:p text:style-name="P48"/>
      <text:p text:style-name="P49"/>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Raavi" svg:font-family="Raav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style:font-name-complex="Raavi"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in Singh</dc:creator>
    <meta:creation-date>2023-09-12T11:14:00Z</meta:creation-date>
    <dc:date>2023-12-16T09:29:00Z</dc:date>
    <meta:template xlink:href="Normal.dotm" xlink:type="simple"/>
    <meta:editing-cycles>19</meta:editing-cycles>
    <meta:editing-duration>PT22560S</meta:editing-duration>
    <meta:document-statistic meta:page-count="1" meta:paragraph-count="6" meta:word-count="489" meta:character-count="3274" meta:row-count="23" meta:non-whitespace-character-count="2791"/>
  </office:meta>
</office:document-meta>
</file>